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808080" draw:marker-start-width="0.252cm" draw:marker-end-width="0.252cm" draw:stroke-linejoin="round" svg:stroke-linecap="butt" draw:fill-color="#004586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808080" draw:marker-start-width="0.252cm" draw:marker-end-width="0.252cm" draw:fill-color="#0084d1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808080" draw:marker-start-width="0.252cm" draw:marker-end-width="0.252cm" draw:fill-color="#ff950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7.9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498cm"/>
    </style:style>
    <style:style style:name="gr6" style:family="graphic" style:parent-style-name="objectwithoutfill">
      <style:graphic-properties svg:stroke-width="0.106cm" svg:stroke-color="#0066cc" draw:marker-start="Arrow_20_concave" draw:marker-start-width="0.359cm" draw:marker-end="Arrow_20_concave" draw:marker-end-width="0.459cm" svg:stroke-linecap="butt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66cc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Dashed_20__28_var_29_" svg:stroke-width="0.106cm" svg:stroke-color="#0066cc" draw:marker-start="Arrow_20_concave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7cm" fo:min-width="1.6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imes New Roman'" style:font-style-name="Italic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family="'Times New Roman'" style:font-style-name="Italic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line-height="200%" fo:text-align="center"/>
    </style:style>
    <style:style style:name="P9" style:family="paragraph">
      <style:paragraph-properties fo:line-height="200%" fo:text-align="center"/>
      <style:text-properties fo:font-size="14pt" style:font-size-asian="14pt" style:font-size-complex="14pt"/>
    </style:style>
    <style:style style:name="T1" style:family="text">
      <style:text-properties fo:color="#ffffff" fo:font-family="'Times New Roman'" style:font-style-name="Italic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4.154cm" svg:height="4.152cm" svg:x="0.2cm" svg:y="0.1cm">
          <text:p text:style-name="P1"><text:span text:style-name="T1">View</text:span></text:p>
        </draw:rect>
        <draw:rect draw:style-name="gr2" draw:text-style-name="P3" draw:layer="layout" svg:width="4.155cm" svg:height="4.152cm" svg:x="6.57cm" svg:y="0.1cm">
          <text:p text:style-name="P1"><text:span text:style-name="T1">ViewModel</text:span></text:p>
        </draw:rect>
        <draw:rect draw:style-name="gr3" draw:text-style-name="P4" draw:layer="layout" svg:width="4.155cm" svg:height="4.152cm" svg:x="12.94cm" svg:y="0.1cm">
          <text:p text:style-name="P1"><text:span text:style-name="T2">Model</text:span></text:p>
        </draw:rect>
        <draw:frame draw:style-name="gr4" draw:text-style-name="P6" draw:layer="layout" svg:width="8.503cm" svg:height="0.806cm" svg:x="1.162cm" svg:y="4.528cm">
          <draw:text-box>
            <text:p text:style-name="P5"><text:span text:style-name="T3">Presentation and Presentation Logic</text:span></text:p>
          </draw:text-box>
        </draw:frame>
        <draw:frame draw:style-name="gr5" draw:text-style-name="P7" draw:layer="layout" svg:width="5.998cm" svg:height="0.806cm" svg:x="11.302cm" svg:y="4.528cm">
          <draw:text-box>
            <text:p text:style-name="P1"><text:span text:style-name="T3">Business Logic and Data</text:span></text:p>
          </draw:text-box>
        </draw:frame>
        <draw:line draw:style-name="gr6" draw:text-style-name="P1" draw:layer="layout" svg:x1="4.701cm" svg:y1="2.314cm" svg:x2="6.224cm" svg:y2="2.314cm">
          <text:p/>
        </draw:line>
        <draw:line draw:style-name="gr7" draw:text-style-name="P1" draw:layer="layout" svg:x1="11.14cm" svg:y1="1.369cm" svg:x2="12.663cm" svg:y2="1.369cm">
          <text:p/>
        </draw:line>
        <draw:line draw:style-name="gr8" draw:text-style-name="P1" draw:layer="layout" svg:x1="11.14cm" svg:y1="2.983cm" svg:x2="12.663cm" svg:y2="2.983cm">
          <text:p/>
        </draw:line>
        <draw:frame draw:style-name="gr9" draw:text-style-name="P9" draw:layer="layout" svg:width="2.153cm" svg:height="1.967cm" svg:x="4.324cm" svg:y="1.346cm">
          <draw:text-box>
            <text:p text:style-name="P8"><text:span text:style-name="T3">Data</text:span></text:p>
            <text:p text:style-name="P8"><text:span text:style-name="T3">Bin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3cm" fo:page-height="5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IMOTO Keisuke</meta:initial-creator>
    <meta:creation-date>2014-01-06T00:01:06.92</meta:creation-date>
    <meta:editing-cycles>13</meta:editing-cycles>
    <meta:editing-duration>PT36M54S</meta:editing-duration>
    <meta:keyword>JavaScript MVVM</meta:keyword>
    <dc:subject>MVVM</dc:subject>
    <dc:title>Coffe Pot</dc:title>
    <dc:date>2014-01-18T04:43:27.97</dc:date>
    <dc:creator>NISHIMOTO Keisuke</dc:creator>
    <meta:generator>OpenOffice/4.0.1$Win32 OpenOffice.org_project/401m5$Build-9714</meta:generator>
    <meta:document-statistic meta:object-count="9"/>
  </office:meta>
</office:document-meta>
</file>